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1" style:family="paragraph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draw:frame presentation:style-name="pr1" draw:layer="layout" svg:width="25.199cm" svg:height="3.507cm" svg:x="1.4cm" svg:y="4.236cm" presentation:class="title" presentation:user-transformed="true">
          <draw:text-box>
            <text:p>OdpDown Demo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 text:style-name="P1">tbehrens@acm.or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01:51:35.875426290</meta:creation-date>
    <meta:editing-duration>P0D</meta:editing-duration>
    <meta:editing-cycles>2</meta:editing-cycles>
    <meta:generator>LibreOffice/4.2.3.3$Linux_X86_64 LibreOffice_project/420m0$Build-3</meta:generator>
    <meta:initial-creator>Thorsten Behrens</meta:initial-creator>
    <dc:date>2015-03-09T01:53:18.263180512</dc:date>
    <dc:creator>Thorsten Behrens</dc:creator>
    <meta:document-statistic meta:object-count="38"/>
  </office:meta>
</office:document-meta>
</file>